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196d15" officeooo:paragraph-rsid="00196d15"/>
    </style:style>
    <style:style style:name="P2" style:family="paragraph" style:parent-style-name="Standard">
      <style:text-properties fo:language="en" fo:country="AU" officeooo:rsid="001bc909" officeooo:paragraph-rsid="001bc909"/>
    </style:style>
    <style:style style:name="T1" style:family="text">
      <style:text-properties officeooo:rsid="001a22b1"/>
    </style:style>
    <style:style style:name="T2" style:family="text">
      <style:text-properties officeooo:rsid="001bc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ional live</text:p>
      <text:p text:style-name="P1"/>
      <text:p text:style-name="P1">Steve <text:span text:style-name="T1">jobs </text:span><text:span text:style-name="T2">was </text:span><text:span text:style-name="T1">born in San Francisco in 1955. In Mountain View, wh</text:span><text:span text:style-name="T2">ich</text:span><text:span text:style-name="T1"> is a</text:span><text:span text:style-name="T2">n</text:span><text:span text:style-name="T1"> important centre of the American electronics industry. </text:span><text:span text:style-name="T2">When he was 12 years old he joined to juvenile association where the ingeneers explain children the new invents of computing.</text:span></text:p>
      <text:p text:style-name="P2">He finished A levels and he entered the university but in the first semester he abandoned the study.</text:p>
      <text:p text:style-name="P2">In 1974 he has hired as designer for Atari, a pionary company of videogames. </text:p>
      <text:p text:style-name="P2"/>
      <text:p text:style-name="P2"/>
      <text:p text:style-name="P2">In 1974 </text:p>
      <text:p text:style-name="P2"/>
      <text:p text:style-name="P2"/>
      <text:p text:style-name="P2"/>
      <text:p text:style-name="P2"/>
      <text:p text:style-name="P2"/>
      <text:p text:style-name="P2"/>
      <text:p text:style-name="P2">https://www.biografiasyvidas.com/biografia/j/jobs.ht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3:06:32.280000000</meta:creation-date>
    <meta:generator>LibreOffice/7.5.4.2$Windows_X86_64 LibreOffice_project/36ccfdc35048b057fd9854c757a8b67ec53977b6</meta:generator>
    <dc:date>2023-11-13T13:52:18.460000000</dc:date>
    <meta:editing-duration>PT45M45S</meta:editing-duration>
    <meta:editing-cycles>3</meta:editing-cycles>
    <meta:document-statistic meta:table-count="0" meta:image-count="0" meta:object-count="0" meta:page-count="1" meta:paragraph-count="6" meta:word-count="80" meta:character-count="510" meta:non-whitespace-character-count="434"/>
  </office:meta>
</office:document-meta>
</file>